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7d5aa" style:font-weight-asian="bold" style:font-weight-complex="bold"/>
    </style:style>
    <style:style style:name="P3" style:family="paragraph" style:parent-style-name="Standard">
      <style:text-properties officeooo:paragraph-rsid="0017d5aa"/>
    </style:style>
    <style:style style:name="P4" style:family="paragraph" style:parent-style-name="Standard">
      <style:text-properties officeooo:rsid="001250da" officeooo:paragraph-rsid="001250da"/>
    </style:style>
    <style:style style:name="P5" style:family="paragraph" style:parent-style-name="Standard">
      <style:text-properties officeooo:rsid="0002771e" officeooo:paragraph-rsid="0002771e"/>
    </style:style>
    <style:style style:name="P6" style:family="paragraph" style:parent-style-name="Standard">
      <style:text-properties officeooo:rsid="000797e2" officeooo:paragraph-rsid="000797e2"/>
    </style:style>
    <style:style style:name="P7" style:family="paragraph" style:parent-style-name="Standard">
      <style:text-properties officeooo:rsid="000a6ece" officeooo:paragraph-rsid="000a6ece"/>
    </style:style>
    <style:style style:name="P8" style:family="paragraph" style:parent-style-name="Standard">
      <style:text-properties officeooo:rsid="0011dd86" officeooo:paragraph-rsid="0011dd86"/>
    </style:style>
    <style:style style:name="P9" style:family="paragraph" style:parent-style-name="Heading_20_1">
      <style:text-properties fo:font-weight="bold" style:font-weight-asian="bold" style:font-weight-complex="bold"/>
    </style:style>
    <style:style style:name="P10" style:family="paragraph" style:parent-style-name="Heading_20_1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Technical Adda:-</text:p>
      <text:p text:style-name="Standard"/>
      <text:p text:style-name="Standard"><text:a xlink:type="simple" xlink:href="https://www.youtube.com/watch?v=whCymrzd3mw" text:style-name="Internet_20_link" text:visited-style-name="Visited_20_Internet_20_Link">https://www.youtube.com/watch?v=whCymrzd3mw</text:a></text:p>
      <text:p text:style-name="Standard"/>
      <text:p text:style-name="Standard"><text:a xlink:type="simple" xlink:href="https://www.youtube.com/watch?v=DfogqWdvBdw" text:style-name="Internet_20_link" text:visited-style-name="Visited_20_Internet_20_Link">https://www.youtube.com/watch?v=DfogqWdvBdw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h text:style-name="P9" text:outline-level="1">How to add a Slave Node in Jenkins</text:h>
      <text:p text:style-name="P1"/>
      <text:p text:style-name="P2"><text:a xlink:type="simple" xlink:href="https://www.youtube.com/watch?v=Dq3r5s1i-bM" text:style-name="Internet_20_link" text:visited-style-name="Visited_20_Internet_20_Link">https://www.youtube.com/watch?v=Dq3r5s1i-bM</text:a></text:p>
      <text:p text:style-name="P2"/>
      <text:p text:style-name="P1"/>
      <text:p text:style-name="P1"><text:a xlink:type="simple" xlink:href="https://www.youtube.com/watch?v=C17E-sti-TI" text:style-name="Internet_20_link" text:visited-style-name="Visited_20_Internet_20_Link">https://www.youtube.com/watch?v=C17E-sti-TI</text:a></text:p>
      <text:p text:style-name="P1"/>
      <text:p text:style-name="P3"/>
      <text:p text:style-name="P3"/>
      <text:p text:style-name="P3"/>
      <text:p text:style-name="P3"><text:a xlink:type="simple" xlink:href="https://www.youtube.com/channel/UCN6xBToC3sWqZa0ZgFjYMBw" text:style-name="Internet_20_link" text:visited-style-name="Visited_20_Internet_20_Link">DevOps India</text:a></text:p>
      <text:p text:style-name="P2"/>
      <text:p text:style-name="Standard"/>
      <text:p text:style-name="Standard"/>
      <text:p text:style-name="P5">CodeDeploy—related:-</text:p>
      <text:p text:style-name="Standard"/>
      <text:p text:style-name="Standard">https://www.youtube.com/watch?v=83d5YuG-KiQ</text:p>
      <text:p text:style-name="Standard"/>
      <text:p text:style-name="Standard"><text:a xlink:type="simple" xlink:href="https://www.youtube.com/watch?v=55AnxiZabt4" text:style-name="Internet_20_link" text:visited-style-name="Visited_20_Internet_20_Link">https://www.youtube.com/watch?v=55AnxiZabt4</text:a></text:p>
      <text:p text:style-name="Standard"/>
      <text:p text:style-name="Standard"/>
      <text:h text:style-name="P10" text:outline-level="1">AWS - CloudWatch Custom Metrics for Memory usage and Disk usage</text:h>
      <text:p text:style-name="Standard"/>
      <text:p text:style-name="Standard"><text:a xlink:type="simple" xlink:href="https://www.youtube.com/watch?v=9yqTcgt6LYU" text:style-name="Internet_20_link" text:visited-style-name="Visited_20_Internet_20_Link">https://www.youtube.com/watch?v=9yqTcgt6LYU</text:a></text:p>
      <text:p text:style-name="Standard"/>
      <text:p text:style-name="Standard"/>
      <text:p text:style-name="Standard"/>
      <text:p text:style-name="Standard"><text:soft-page-break/></text:p>
      <text:p text:style-name="Standard"><text:a xlink:type="simple" xlink:href="https://www.youtube.com/watch?v=RPVxDRW0h-E" text:style-name="Internet_20_link" text:visited-style-name="Visited_20_Internet_20_Link">https://www.youtube.com/watch?v=RPVxDRW0h-E</text:a></text:p>
      <text:p text:style-name="Standard"/>
      <text:p text:style-name="Standard"/>
      <text:p text:style-name="Standard"/>
      <text:p text:style-name="P6">Docs Link:-</text:p>
      <text:p text:style-name="P6"/>
      <text:p text:style-name="P6"><text:a xlink:type="simple" xlink:href="http://www.devopsindia.in/cloudwatch-custom-metrics-for-memory-and-disk/" text:style-name="Internet_20_link" text:visited-style-name="Visited_20_Internet_20_Link">http://www.devopsindia.in/cloudwatch-custom-metrics-for-memory-and-disk/</text:a></text:p>
      <text:p text:style-name="P6"/>
      <text:p text:style-name="P6"><text:a xlink:type="simple" xlink:href="http://www.devopsindia.in/" text:style-name="Internet_20_link" text:visited-style-name="Visited_20_Internet_20_Link">http://www.devopsindia.in/</text:a></text:p>
      <text:p text:style-name="P6"/>
      <text:p text:style-name="P6"><text:a xlink:type="simple" xlink:href="https://www.devopsindia.in/setup-jenkins-with-tomcat-behind-apache-web-server/" text:style-name="Internet_20_link" text:visited-style-name="Visited_20_Internet_20_Link">https://www.devopsindia.in/setup-jenkins-with-tomcat-behind-apache-web-server/</text:a></text:p>
      <text:p text:style-name="P6"/>
      <text:p text:style-name="P6"/>
      <text:p text:style-name="P6"/>
      <text:p text:style-name="P7">=========================&gt;</text:p>
      <text:p text:style-name="P7"/>
      <text:p text:style-name="P7"><text:a xlink:type="simple" xlink:href="https://www.devopsindia.in/setup-jenkins-with-tomcat-behind-nginx-web-server/" text:style-name="Internet_20_link" text:visited-style-name="Visited_20_Internet_20_Link">https://www.devopsindia.in/setup-jenkins-with-tomcat-behind-nginx-web-server/</text:a></text:p>
      <text:p text:style-name="P7"/>
      <text:p text:style-name="P7"><text:a xlink:type="simple" xlink:href="https://www.devopsindia.in/cloudwatch-custom-metrics-for-memory-and-disk/" text:style-name="Internet_20_link" text:visited-style-name="Visited_20_Internet_20_Link">https://www.devopsindia.in/cloudwatch-custom-metrics-for-memory-and-disk/</text:a></text:p>
      <text:p text:style-name="P7"/>
      <text:p text:style-name="P7"><text:a xlink:type="simple" xlink:href="https://www.devopsindia.in/deploy-your-code-using-aws-code-deploy-with-jenkins/" text:style-name="Internet_20_link" text:visited-style-name="Visited_20_Internet_20_Link">https://www.devopsindia.in/deploy-your-code-using-aws-code-deploy-with-jenkins/</text:a></text:p>
      <text:p text:style-name="P7"/>
      <text:p text:style-name="P7"><text:a xlink:type="simple" xlink:href="https://www.devopsindia.in/setup-jenkins-with-tomcat-behind-apache-web-server/" text:style-name="Internet_20_link" text:visited-style-name="Visited_20_Internet_20_Link">https://www.devopsindia.in/setup-jenkins-with-tomcat-behind-apache-web-server/</text:a></text:p>
      <text:p text:style-name="P7"/>
      <text:p text:style-name="P7"><text:a xlink:type="simple" xlink:href="https://www.devopsindia.in/how-to-crack-aws-certificate-in-first-attempt/" text:style-name="Internet_20_link" text:visited-style-name="Visited_20_Internet_20_Link">https://www.devopsindia.in/how-to-crack-aws-certificate-in-first-attempt/</text:a></text:p>
      <text:p text:style-name="P7"/>
      <text:p text:style-name="P7"><text:a xlink:type="simple" xlink:href="https://www.devopsindia.in/install-mongodb-on-amazon-ec2/" text:style-name="Internet_20_link" text:visited-style-name="Visited_20_Internet_20_Link">https://www.devopsindia.in/install-mongodb-on-amazon-ec2/</text:a></text:p>
      <text:p text:style-name="P7"/>
      <text:p text:style-name="P7"><text:a xlink:type="simple" xlink:href="https://www.devopsindia.in/make-your-own-chat-server-centos/" text:style-name="Internet_20_link" text:visited-style-name="Visited_20_Internet_20_Link">https://www.devopsindia.in/make-your-own-chat-server-centos/</text:a></text:p>
      <text:p text:style-name="P7"/>
      <text:p text:style-name="P7"><text:a xlink:type="simple" xlink:href="https://www.devopsindia.in/video-create-a-billing-alarm-with-aws-cloudwatch/" text:style-name="Internet_20_link" text:visited-style-name="Visited_20_Internet_20_Link">https://www.devopsindia.in/video-create-a-billing-alarm-with-aws-cloudwatch/</text:a></text:p>
      <text:p text:style-name="P7"/>
      <text:p text:style-name="P7"><text:a xlink:type="simple" xlink:href="https://www.devopsindia.in/apache-virtual-host-with-specific-user/" text:style-name="Internet_20_link" text:visited-style-name="Visited_20_Internet_20_Link">https://www.devopsindia.in/apache-virtual-host-with-specific-user/</text:a></text:p>
      <text:p text:style-name="P7"/>
      <text:p text:style-name="P7"><text:a xlink:type="simple" xlink:href="https://www.devopsindia.in/create-a-billing-alarm-with-aws-cloudwatch/" text:style-name="Internet_20_link" text:visited-style-name="Visited_20_Internet_20_Link">https://www.devopsindia.in/create-a-billing-alarm-with-aws-cloudwatch/</text:a></text:p>
      <text:p text:style-name="P7"/>
      <text:p text:style-name="P7"><text:a xlink:type="simple" xlink:href="https://www.devopsindia.in/aws-vpc-peering-connections-within-same-aws-account/" text:style-name="Internet_20_link" text:visited-style-name="Visited_20_Internet_20_Link">https://www.devopsindia.in/aws-vpc-peering-connections-within-same-aws-account/</text:a></text:p>
      <text:p text:style-name="P7"/>
      <text:p text:style-name="P7"><text:a xlink:type="simple" xlink:href="https://www.devopsindia.in/aws-setup-ec2-using-user-data/" text:style-name="Internet_20_link" text:visited-style-name="Visited_20_Internet_20_Link">https://www.devopsindia.in/aws-setup-ec2-using-user-data/</text:a></text:p>
      <text:p text:style-name="P7"/>
      <text:p text:style-name="P7"><text:a xlink:type="simple" xlink:href="https://www.devopsindia.in/aws-vpc-with-public-private-subnet/" text:style-name="Internet_20_link" text:visited-style-name="Visited_20_Internet_20_Link">https://www.devopsindia.in/aws-vpc-with-public-private-subnet/</text:a></text:p>
      <text:p text:style-name="P7"/>
      <text:p text:style-name="P8">====================&gt;</text:p>
      <text:p text:style-name="P8"/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2:55:41.652923638</meta:creation-date>
    <meta:generator>LibreOffice/5.1.6.2$Linux_X86_64 LibreOffice_project/10m0$Build-2</meta:generator>
    <dc:date>2018-10-24T00:09:31.262147866</dc:date>
    <meta:editing-duration>PT10H42M23S</meta:editing-duration>
    <meta:editing-cycles>15</meta:editing-cycles>
    <meta:document-statistic meta:table-count="0" meta:image-count="0" meta:object-count="0" meta:page-count="2" meta:paragraph-count="32" meta:word-count="53" meta:character-count="1630" meta:non-whitespace-character-count="1610"/>
  </office:meta>
</office:document-meta>
</file>